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Lato Black" svg:font-family="'Lato Black'" style:font-pitch="variable"/>
    <style:font-face style:name="NanumMyeongjo" svg:font-family="NanumMyeongjo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Noto Sans CJK TC Black1" svg:font-family="'Noto Sans CJK TC Black'" style:font-family-generic="swiss" style:font-pitch="variable"/>
    <style:font-face style:name="Noto Sans CJK TC Black" svg:font-family="'Noto Sans CJK TC Black'" style:font-adornments="Black" style:font-family-generic="swiss" style:font-pitch="variable"/>
    <style:font-face style:name="URW Gothic L" svg:font-family="'URW Gothic L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353cm" svg:stroke-color="#009999" draw:marker-start-width="0.727cm" draw:marker-end-width="0.727cm" draw:fill="none" draw:textarea-vertical-align="middle" fo:padding-top="0.299cm" fo:padding-bottom="0.299cm" fo:padding-left="0.424cm" fo:padding-right="0.424cm"/>
    </style:style>
    <style:style style:name="gr4" style:family="graphic" style:parent-style-name="objectwithoutfill">
      <style:graphic-properties svg:stroke-width="0.106cm" svg:stroke-color="#009999" draw:marker-start="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text-properties fo:color="#009999" fo:font-size="72pt" fo:text-shadow="none"/>
    </style:style>
    <style:style style:name="P2" style:family="paragraph">
      <loext:graphic-properties draw:fill="none" draw:fill-color="#ffffff"/>
      <style:text-properties fo:color="#009999" style:font-name="Noto Sans CJK TC Black" fo:font-size="72pt" fo:text-shadow="none" fo:font-weight="bold" style:font-size-asian="88pt" style:font-weight-asian="bold" style:font-size-complex="88pt" style:font-weight-complex="bold"/>
    </style:style>
    <style:style style:name="P3" style:family="paragraph">
      <style:text-properties fo:color="#006666" fo:font-size="32pt" style:font-size-asian="32pt" style:font-size-complex="32pt"/>
    </style:style>
    <style:style style:name="P4" style:family="paragraph">
      <loext:graphic-properties draw:fill="none" draw:fill-color="#ffffff"/>
      <style:text-properties fo:color="#006666" style:font-name="Ubuntu Condensed"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9999" style:font-name="Noto Sans CJK TC Black" fo:text-shadow="none" fo:font-weight="bold" style:font-size-asian="88pt" style:font-weight-asian="bold" style:font-size-complex="88pt" style:font-weight-complex="bold"/>
    </style:style>
    <style:style style:name="T2" style:family="text">
      <style:text-properties style:font-name="Ubuntu Condense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972cm" svg:height="4.01cm" svg:x="1.635cm" svg:y="7.35cm">
          <draw:text-box>
            <text:p text:style-name="P1"><text:span text:style-name="T1"><text:s text:c="4"/></text:span><text:span text:style-name="T1">smoseLinux</text:span></text:p>
          </draw:text-box>
        </draw:frame>
        <draw:frame draw:style-name="gr2" draw:text-style-name="P4" draw:layer="layout" svg:width="9.151cm" svg:height="1.517cm" svg:x="10.391cm" svg:y="10.579cm">
          <draw:text-box>
            <text:p text:style-name="P3"><text:span text:style-name="T2">marelab open source</text:span></text:p>
          </draw:text-box>
        </draw:frame>
        <draw:path draw:style-name="gr3" draw:text-style-name="P5" draw:layer="controls" svg:width="1.881cm" svg:height="1.414cm" draw:transform="skewX (-0.119729586686811) rotate (-2.13226874716147) translate (4.57998123970813cm 8.98256555576396cm)" svg:viewBox="0 0 1882 1415" svg:d="M402 1415c781 0 1152-334 1152-334 0 0 431-328 304-759-126-432-688-304-688-304 0 0-377 75-964 932s274 200 221 453z">
          <text:p/>
        </draw:path>
        <draw:path draw:style-name="gr4" draw:text-style-name="P5" draw:layer="controls" svg:width="0.491cm" svg:height="0.171cm" draw:transform="skewX (0.0577703982410124) rotate (-1.12556283461114) translate (3.20148251847265cm 9.68952530276684cm)" svg:viewBox="0 0 492 172" svg:d="M0 172c546 0 491-172 491-17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Garuda" svg:font-family="Garuda" style:font-pitch="variable"/>
    <style:font-face style:name="Lato Black" svg:font-family="'Lato Black'" style:font-pitch="variable"/>
    <style:font-face style:name="NanumMyeongjo" svg:font-family="NanumMyeongjo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Noto Sans CJK TC Black1" svg:font-family="'Noto Sans CJK TC Black'" style:font-family-generic="swiss" style:font-pitch="variable"/>
    <style:font-face style:name="Noto Sans CJK TC Black" svg:font-family="'Noto Sans CJK TC Black'" style:font-adornments="Black" style:font-family-generic="swiss" style:font-pitch="variable"/>
    <style:font-face style:name="URW Gothic L" svg:font-family="'URW Gothic L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3:26:25.763283928</meta:creation-date>
    <dc:date>2018-04-10T14:42:52.884852289</dc:date>
    <meta:editing-duration>PT5M1S</meta:editing-duration>
    <meta:editing-cycles>1</meta:editing-cycles>
    <meta:document-statistic meta:object-count="4"/>
    <meta:generator>LibreOffice/5.1.6.2$Linux_X86_64 LibreOffice_project/10m0$Build-2</meta:generator>
  </office:meta>
</office:document-meta>
</file>